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bf00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evolution.master.po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locations.main.po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glade.master.po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gnome-control-center.main.po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gnome-builder.main.po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orca.master.po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nautilus.master.po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epiphany.master.po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gtk.gtk-3-24.po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gtk.main.po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brasero.master.po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evince.main.p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lib.main.p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nome-calendar.main.p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nome-terminal.master.p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nome-contacts.main.po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gnome-shell.main.p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gnome-disk-utility.master.po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eahorse.main.p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nome-photos.master.po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gnome-color-manager.master.p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gnome-software.main.p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gitg.master.p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nome-calculator.master.p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nome-text-editor.main.p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gnome-tetravex.master.p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totem.master.p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gnome-boxes.main.p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gnome-nibbles.master.po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An error occurred during applying your action: The commit failed. The error was: “[Errno 1] Command: "['git', 'push', 'origin', 'master']", Error: Warning: Permanently added 'gitlab.gnome.org' (ED25519) to the list of known hosts. remote: fatal: bad object refs/pipelines/381542 fatal: bad object refs/pipelines/381542 To gitlab.gnome.org:GNOME/gnome-nibbles.git ! [remote rejected] master -&gt; master (missing necessary objects) error: failed to push some refs to 'gitlab.gnome.org:GNOME/gnome-nibbles.git' ”</text:p>
          </table:table-cell>
        </table:table-row>
        <table:table-row table:style-name="ro1">
          <table:table-cell office:value-type="string" calcext:value-type="string">
            <text:p>gnome-maps.main.p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og.master.p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agno.master.po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An error occurred during applying your action: The commit failed. The error was: “[Errno 1] Command: "['git', 'push', 'origin', 'master']", Error: Warning: Permanently added 'gitlab.gnome.org' (ED25519) to the list of known hosts. remote: fatal: bad object refs/pipelines/381544 fatal: bad object refs/pipelines/381544 To gitlab.gnome.org:GNOME/iagno.git ! [remote rejected] master -&gt; master (missing necessary objects) error: failed to push some refs to 'gitlab.gnome.org:GNOME/iagno.git' ”</text:p>
          </table:table-cell>
        </table:table-row>
        <table:table-row table:style-name="ro1">
          <table:table-cell office:value-type="string" calcext:value-type="string">
            <text:p>file-roller.master.p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gnome-logs.master.p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gnome-nettool.master.p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nome-system-monitor.master.p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nome-taquin.master.p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imple-scan.master.p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cr.master.p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gnome-settings-daemon.master.p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onnections.master.p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nome-online-accounts.master.p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conf-editor.master.p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our-in-a-row.master.p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nome-tweaks.master.p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nome-keyring.master.p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vfs.master.p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ibgweather.main.p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nome-music.master.p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acker-miners.master.p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nome-dictionary.master.p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settings-desktop-schemas.master.p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nsole.main.p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nome-clocks.master.p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nome-initial-setup.master.p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lks.master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nome-font-viewer.main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zenity.master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nome-bluetooth.master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nome-chess.master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tter.main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ygel.master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acker.master.p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vhelp.main.p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obab.main.p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volution-data-server.master.p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his module has been archived. It is only kept for statistical purposes</text:p>
          </table:table-cell>
        </table:table-row>
        <table:table-row table:style-name="ro1">
          <table:table-cell office:value-type="string" calcext:value-type="string">
            <text:p>gdk-pixbuf.master.p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elp.master.p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dm.main.p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nome-notes.master.ab.po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gnome-klotski.master.ab.po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swell-foop.master.ab.po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gnome-robots.master.ab.po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gnome-sudoku.master.ab.po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xdg-desktop-portal-gnome.main.ab.po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gnome-characters.main.ab.po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gnome-weather.main.ab.po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five-or-more.master.ab.po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lightsoff.master.ab.p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isleriot.master.ab.p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ibadwaita.main.ab.p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gnome-desktop.master.ab.p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gnome-remote-desktop.master.ab.p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nome-user-share.master.ab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t-spi2-core.main.ab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heese.master.ab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ppstream.master.ab.p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lo-plugins.master.ab.po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gtksourceview.master.ab.po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tali.master.ab.p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gtksourceview.gtksourceview-4-8.ab.po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quadrapassel.master.ab.po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gnome-mines.master.ab.po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libgdata.main.ab.po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gnome-mahjongg.master.ab.po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gnome-session.main.ab.po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gnome-video-effects.master.ab.po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yelp-xsl.master.ab.po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itori.main.ab.po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gnome-shell-extensions.main.ab.po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json-glib.master.ab.po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libgtop.master.ab.p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libsoup.master.ab.po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grilo.master.ab.p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gspell.master.ab.po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libpeas.master.ab.po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gnome-menus.master.ab.p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gnome-tour.master.ab.p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ibgnome-games-support.master.ab.p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ushi.master.ab.p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ibsecret.master.ab.p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te.master.ab.p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otem-pl-parser.master.ab.p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ibshumate.main.ab.p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table:formula="of:=SUM([.B1:.B116])" office:value-type="float" office:value="4417" calcext:value-type="float">
            <text:p>4417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90:Sheet1.B11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8T15:57:45.898634723</meta:creation-date>
    <dc:date>2022-07-29T12:19:58.522813854</dc:date>
    <meta:editing-duration>PT1H35M34S</meta:editing-duration>
    <meta:editing-cycles>9</meta:editing-cycles>
    <meta:generator>LibreOffice/7.2.6.2$Linux_X86_64 LibreOffice_project/20$Build-2</meta:generator>
    <meta:document-statistic meta:table-count="1" meta:cell-count="234" meta:object-count="0"/>
  </office:meta>
</office:document-meta>
</file>